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1dce" officeooo:paragraph-rsid="00011dce"/>
    </style:style>
    <style:style style:name="P2" style:family="paragraph" style:parent-style-name="Standard">
      <style:text-properties fo:font-weight="bold" officeooo:rsid="00011dce" officeooo:paragraph-rsid="00011dce" style:font-weight-asian="bold" style:font-weight-complex="bold"/>
    </style:style>
    <style:style style:name="P3" style:family="paragraph" style:parent-style-name="Standard">
      <style:text-properties fo:font-weight="bold" officeooo:rsid="0004df3e" officeooo:paragraph-rsid="0004df3e" style:font-weight-asian="bold" style:font-weight-complex="bold"/>
    </style:style>
    <style:style style:name="P4" style:family="paragraph" style:parent-style-name="Standard">
      <style:text-properties officeooo:rsid="0004df3e" officeooo:paragraph-rsid="0004df3e"/>
    </style:style>
    <style:style style:name="P5" style:family="paragraph" style:parent-style-name="Standard">
      <style:text-properties officeooo:rsid="0004df3e" officeooo:paragraph-rsid="000f7168"/>
    </style:style>
    <style:style style:name="P6" style:family="paragraph" style:parent-style-name="Standard">
      <style:text-properties fo:font-weight="normal" officeooo:rsid="0004df3e" officeooo:paragraph-rsid="0004df3e" style:font-weight-asian="normal" style:font-weight-complex="normal"/>
    </style:style>
    <style:style style:name="P7" style:family="paragraph" style:parent-style-name="Standard">
      <style:text-properties fo:font-size="14pt" fo:font-weight="bold" officeooo:rsid="00011dce" officeooo:paragraph-rsid="00011dce" style:font-size-asian="14pt" style:font-weight-asian="bold" style:font-size-complex="14pt" style:font-weight-complex="bold"/>
    </style:style>
    <style:style style:name="P8" style:family="paragraph" style:parent-style-name="Standard">
      <style:text-properties officeooo:rsid="0005c275" officeooo:paragraph-rsid="0005c275"/>
    </style:style>
    <style:style style:name="P9" style:family="paragraph" style:parent-style-name="Standard">
      <style:text-properties officeooo:rsid="000a65db" officeooo:paragraph-rsid="000a65db"/>
    </style:style>
    <style:style style:name="P10" style:family="paragraph" style:parent-style-name="Standard">
      <style:text-properties officeooo:rsid="000c4481" officeooo:paragraph-rsid="000c4481"/>
    </style:style>
    <style:style style:name="P11" style:family="paragraph" style:parent-style-name="Standard">
      <style:text-properties officeooo:rsid="000f7168" officeooo:paragraph-rsid="000f7168"/>
    </style:style>
    <style:style style:name="P12" style:family="paragraph" style:parent-style-name="Standard">
      <style:text-properties officeooo:rsid="0010d88d" officeooo:paragraph-rsid="0010d88d"/>
    </style:style>
    <style:style style:name="P13" style:family="paragraph" style:parent-style-name="Standard">
      <style:text-properties officeooo:rsid="00128fbc" officeooo:paragraph-rsid="00128fbc"/>
    </style:style>
    <style:style style:name="P14" style:family="paragraph" style:parent-style-name="Standard">
      <style:text-properties officeooo:rsid="000cbe5e" officeooo:paragraph-rsid="000f7168"/>
    </style:style>
    <style:style style:name="P15" style:family="paragraph" style:parent-style-name="Standard">
      <style:text-properties officeooo:rsid="0004df3e" officeooo:paragraph-rsid="00154805"/>
    </style:style>
    <style:style style:name="T1" style:family="text">
      <style:text-properties officeooo:rsid="0005c275"/>
    </style:style>
    <style:style style:name="T2" style:family="text">
      <style:text-properties officeooo:rsid="00078498"/>
    </style:style>
    <style:style style:name="T3" style:family="text">
      <style:text-properties officeooo:rsid="0008cd4e"/>
    </style:style>
    <style:style style:name="T4" style:family="text">
      <style:text-properties officeooo:rsid="000a65db"/>
    </style:style>
    <style:style style:name="T5" style:family="text">
      <style:text-properties officeooo:rsid="0010d88d"/>
    </style:style>
    <style:style style:name="T6" style:family="text">
      <style:text-properties officeooo:rsid="00128fbc"/>
    </style:style>
    <style:style style:name="T7" style:family="text">
      <style:text-properties officeooo:rsid="0012bc22"/>
    </style:style>
    <style:style style:name="T8" style:family="text">
      <style:text-properties officeooo:rsid="0013e58c"/>
    </style:style>
    <style:style style:name="T9" style:family="text">
      <style:text-properties officeooo:rsid="0015f091"/>
    </style:style>
    <style:style style:name="T10" style:family="text">
      <style:text-properties officeooo:rsid="0017cf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Models</text:p>
      <text:p text:style-name="P1"/>
      <text:p text:style-name="P2">Introduction</text:p>
      <text:p text:style-name="P4">Th<text:span text:style-name="T2">is</text:span> paper sets out a test framework to continuously <text:span text:style-name="T2">assess</text:span> the intellectual thinking, reasoning and implementation choices for Dsensor. This will provide model hypothesis to apply and code acceptance and unit tests.</text:p>
      <text:p text:style-name="P4"/>
      <text:p text:style-name="P3">Intellectual Tests</text:p>
      <text:p text:style-name="P5">Society opportunity <text:span text:style-name="T1">to </text:span>move to <text:span text:style-name="T3">a </text:span>post monetary culture.</text:p>
      <text:p text:style-name="P14">Evolve from transactions being point of economic accounting.</text:p>
      <text:p text:style-name="P9">Evolution of scientific method and collaboration mechanism for the 21 century.</text:p>
      <text:p text:style-name="P11">Currency backed by computational <text:span text:style-name="T7">information</text:span>.</text:p>
      <text:p text:style-name="P4"/>
      <text:p text:style-name="P3">Adoption Tests</text:p>
      <text:p text:style-name="P4">Why should people build the infrastructure?</text:p>
      <text:p text:style-name="P8">Visionary crusaders only or incentive for those grounded in reality of fiat(arn<text:span text:style-name="T8">'</text:span>t <text:span text:style-name="T8">w</text:span>e all right now)?</text:p>
      <text:p text:style-name="P4"/>
      <text:p text:style-name="P4">What problem is being addressed?</text:p>
      <text:p text:style-name="P15"><text:span text:style-name="T4">Personal understanding in sea of complexity that is growing exponentially.</text:span></text:p>
      <text:p text:style-name="P4">Exponentially complexity in terms of individual and networked information representing knowledge. </text:p>
      <text:p text:style-name="P4"/>
      <text:p text:style-name="P4">How seeding the network <text:span text:style-name="T1">incentives</text:span> the next peer<text:span text:style-name="T9">s</text:span> to join?</text:p>
      <text:p text:style-name="P4"/>
      <text:p text:style-name="P4">How does the transition play out, fiat money, cryptocurrency to attaction (post money)?</text:p>
      <text:p text:style-name="P4"/>
      <text:p text:style-name="P9">Can<text:span text:style-name="T5"> peers buy into the network with Fiat Currency?</text:span></text:p>
      <text:p text:style-name="P9"/>
      <text:p text:style-name="P12">Good reasons for allowing: <text:s/>most wealth is held in this form and allows each peer to participate even if non technically able initially and also addressed the issue of backing future research with funding <text:span text:style-name="T6">i.e. if researchers are free to live/pay bills etc there research focus will be better linked to needs rather than centralized or commercial pressures</text:span>.</text:p>
      <text:p text:style-name="P12"/>
      <text:p text:style-name="P12">Rebuttal: Money, fiat, crypto is so fundamentally corrupted that those with demand and supply power/wealth will just simply replicate the distorted economics/culture into CIQ price signal. <text:s/>Does future funding fait cash actually map to the research urgency or importance to an individual peer or the entire network i.e. the individual may think they need this problem solved but their data and computation suggest otherwise? <text:s text:c="2"/>Makes the proposition more complex to explain and sort of compromises/taints the clarity of the Dsensor message. <text:s/>The complex development time/attention require<text:span text:style-name="T10">d</text:span> to built <text:span text:style-name="T10">a</text:span> mechanism into the protocol and its ability to change with time.</text:p>
      <text:p text:style-name="P12"/>
      <text:p text:style-name="P12">Best of both worlds: <text:s/><text:span text:style-name="T6">The assumption that CIQ value is context aware gives the possibility that the first two context could be CIQ derived from Fiat and CIQ derived to activity and all forms of participation (sensors, infrastructure CPU, code, data, research hypothesis) in the network. <text:s/>The whole idea of having multiple context pricing is a big, dramatic change for society to grasp. <text:s/>But could this be the easiest firs step to this notion becoming culturally pervasive?</text:span></text:p>
      <text:p text:style-name="P4"/>
      <text:p text:style-name="P4"/>
      <text:p text:style-name="P4"/>
      <text:p text:style-name="P3">Scaling DATA Assumption Tests</text:p>
      <text:p text:style-name="P4"><text:soft-page-break/>How does proof of data be sustained?</text:p>
      <text:p text:style-name="P4"/>
      <text:p text:style-name="P10">Use of mathematical (encryption – emerging field of zero knowledge proofs) and properties of existing computer science knowledge, e.g. neural networks, VM, other to be investigate?</text:p>
      <text:p text:style-name="P4"/>
      <text:p text:style-name="P4"/>
      <text:p text:style-name="P3">Scaling Network (PtoP) Assumption Tests</text:p>
      <text:p text:style-name="P4"/>
      <text:p text:style-name="P4">How does the network remain secure and trustworthy?</text:p>
      <text:p text:style-name="P4"/>
      <text:p text:style-name="P13">How is complexity kept in check?</text:p>
      <text:p text:style-name="P13"/>
      <text:p text:style-name="P4"/>
      <text:p text:style-name="P4">BDD:</text:p>
      <text:p text:style-name="P4"/>
      <text:p text:style-name="P3">Acceptance Testing</text:p>
      <text:p text:style-name="P4"/>
      <text:p text:style-name="P4">API for various end points?</text:p>
      <text:p text:style-name="P4"/>
      <text:p text:style-name="P3">Unit Testing</text:p>
      <text:p text:style-name="P6">How the network code collaborate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0:53:49.269835267</meta:creation-date>
    <dc:date>2015-02-25T17:02:21.487314280</dc:date>
    <meta:editing-duration>PT55M50S</meta:editing-duration>
    <meta:editing-cycles>21</meta:editing-cycles>
    <meta:generator>LibreOffice/4.2.7.2$Linux_X86_64 LibreOffice_project/420m0$Build-2</meta:generator>
    <meta:document-statistic meta:table-count="0" meta:image-count="0" meta:object-count="0" meta:page-count="2" meta:paragraph-count="31" meta:word-count="456" meta:character-count="3005" meta:non-whitespace-character-count="2570"/>
  </office:meta>
</office:document-meta>
</file>